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E000001CF543FB71E.png" manifest:media-type="image/png"/>
  <manifest:file-entry manifest:full-path="Pictures/10000000000002D0000001CC8ED739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86cm" draw:z-index="0"><draw:image xlink:href="Pictures/10000000000002D0000001CC8ED73969.png" xlink:type="simple" xlink:show="embed" xlink:actuate="onLoad"/></draw:frame></text:p>
      <text:p text:style-name="Standard"><draw:frame draw:style-name="fr1" draw:name="Image2" text:anchor-type="paragraph" svg:width="17cm" svg:height="10.963cm" draw:z-index="1"><draw:image xlink:href="Pictures/10000000000002CE000001CF543FB7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0:16:44.842421744</meta:creation-date>
    <meta:generator>LibreOffice/4.2.8.2$Linux_X86_64 LibreOffice_project/420m0$Build-2</meta:generator>
    <dc:date>2016-08-28T10:17:56.516937379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